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18eebd" officeooo:paragraph-rsid="0018eebd"/>
    </style:style>
    <style:style style:name="P3" style:family="paragraph" style:parent-style-name="Standard">
      <style:paragraph-properties fo:text-align="start" style:justify-single-word="false"/>
      <style:text-properties officeooo:rsid="0018eebd" officeooo:paragraph-rsid="001afa0b"/>
    </style:style>
    <style:style style:name="P4" style:family="paragraph" style:parent-style-name="Standard">
      <style:paragraph-properties fo:text-align="start" style:justify-single-word="false"/>
      <style:text-properties officeooo:rsid="001afa0b" officeooo:paragraph-rsid="001afa0b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8eebd" officeooo:paragraph-rsid="0018eeb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afa0b" officeooo:paragraph-rsid="001afa0b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b080e" officeooo:paragraph-rsid="001b080e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afa0b" officeooo:paragraph-rsid="001afa0b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afa0b" officeooo:paragraph-rsid="001b080e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b080e" officeooo:paragraph-rsid="001b080e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1bfbf5" officeooo:paragraph-rsid="001bfbf5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1bfbf5" officeooo:paragraph-rsid="001bfbf5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bfbf5" officeooo:paragraph-rsid="001bfbf5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b080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ce18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base Technologies – Assignment 1</text:p>
      <text:p text:style-name="P1"/>
      <text:p text:style-name="P5">1. Create 'dac' user with password 'dac'.</text:p>
      <text:p text:style-name="P3"><text:span text:style-name="T1">ANS :</text:span> </text:p>
      <text:p text:style-name="P3"><text:tab/>-CREATE USER 'dac'@'localhost' IDENTIFIED BY 'dac';</text:p>
      <text:p text:style-name="P2"/>
      <text:p text:style-name="P6">2. Create 'spj' database &amp; grant all permissions to 'dac' user.</text:p>
      <text:p text:style-name="P3"><text:span text:style-name="T1">ANS :</text:span> </text:p>
      <text:p text:style-name="P3"><text:tab/>-CREATE DATABASE spj;</text:p>
      <text:p text:style-name="P2"><text:tab/>-GRANT ALL PRIVILEGES ON *.* TO 'dac'@'localhost';</text:p>
      <text:p text:style-name="P2"><text:tab/>-SHOW GRANT FOR 'dac'@'localhost';</text:p>
      <text:p text:style-name="P2"/>
      <text:p text:style-name="P7">3.Create following tables in spj database (by 'dac' login).</text:p>
      <text:p text:style-name="P4"><text:span text:style-name="T1">ANS:</text:span> </text:p>
      <text:p text:style-name="P4"><text:tab/>-CREAT TABLE S (`S#` CHAR(5) NOT NULL, Sname CHAR(20), Status SMALLINT, City CHAR(15));</text:p>
      <text:p text:style-name="P4"><text:tab/>-DESC S</text:p>
      <text:p text:style-name="P4"><text:tab/>-INSERT INTO S VALUES ('S5','Adams',30,'Athens');</text:p>
      <text:p text:style-name="P4"><text:tab/>-SELECT * FROM S;</text:p>
      <text:p text:style-name="P7"><text:span text:style-name="T2">4.</text:span>Create 'classwork' database &amp; grant all permissions to 'dac'</text:p>
      <text:p text:style-name="P7">user. Import classwork-db.sql.</text:p>
      <text:p text:style-name="P7"><text:span text:style-name="T2">ANS:</text:span><text:tab/>-<text:span text:style-name="T3">CREATE DATABASE classwork;</text:span></text:p>
      <text:p text:style-name="P9"><text:tab/>-GRANT ALL PRIVILEGES ON *.* TO 'dac'@'localhost';</text:p>
      <text:p text:style-name="P9"><text:tab/>-show databases;</text:p>
      <text:p text:style-name="P9"><text:tab/>-SHOW GRANTS FOR 'dac'@'localhost';</text:p>
      <text:p text:style-name="P10"><text:tab/>-use classwork;</text:p>
      <text:p text:style-name="P9"><text:tab/>-source /home/sunbeam/dbt/dbs/classwork-db.sql</text:p>
      <text:p text:style-name="P9"><text:tab/>-show tables;</text:p>
      <text:p text:style-name="P9"/>
      <text:p text:style-name="P7"><text:tab/></text:p>
      <text:p text:style-name="P8">SAME GOSE FOR Que 5-7.</text:p>
      <text:p text:style-name="P8"/>
      <text:p text:style-name="P8"/>
      <text:p text:style-name="P8"/>
      <text:p text:style-name="P8"/>
      <text:p text:style-name="P8">Write the SELECT queries to do the following:-</text:p>
      <text:p text:style-name="P8">Note : To solve below queries use “hr” database</text:p>
      <text:p text:style-name="P8">1. Write a query to display the first_name, last_name using alias name “First Name", "Last Name".</text:p>
      <text:p text:style-name="P8">2. Write a query to get the names (first_name, last_name), salary, PF of all the employees (PF is calculated as 15% of salary).</text:p>
      <text:p text:style-name="P8">3. Write a query to select first 10 records from a employees table.</text:p>
      <text:p text:style-name="P8"/>
      <text:p text:style-name="P14">mysql&gt; select <text:s/>* from employees limit 10;</text:p>
      <text:p text:style-name="P8"/>
      <text:p text:style-name="P8">4. Write a query to display job id and job title of first 5 jobs.</text:p>
      <text:p text:style-name="P8">5. Write a query to display location id, street address and postal code of 6 locations after first 3 locations.</text:p>
      <text:p text:style-name="P8"/>
      <text:p text:style-name="P14">mysql&gt; select <text:s/>* from employees limit 3,6;</text:p>
      <text:p text:style-name="P8"/>
      <text:p text:style-name="P8">6. Write a query to display job title and difference between max and min salary for that job.</text:p>
      <text:p text:style-name="P8"><text:tab/></text:p>
      <text:p text:style-name="P14">mysql&gt; select <text:s/>max(salary)-min(salary) <text:s/>AS DIFF from employees ;</text:p>
      <text:p text:style-name="P14"/>
      <text:p text:style-name="P14"/>
      <text:p text:style-name="P14"/>
      <text:p text:style-name="P14"><text:soft-page-break/></text:p>
      <text:p text:style-name="P13">Note : To solve below queries use “spj” database</text:p>
      <text:p text:style-name="P12">1. Display all the data from the S table.</text:p>
      <text:p text:style-name="P12">2. Display only the S# and SNAME fields from the S table.</text:p>
      <text:p text:style-name="P12">3. Assuming that the Part Weight is in GRAMS, display the same in MILLIGRAMS and KILOGRAMS.</text:p>
      <text:p text:style-name="P12"/>
      <text:p text:style-name="P14">mysql&gt; select Weight*1000 GRAM, weight/1000 KILO from P;</text:p>
      <text:p text:style-name="P14"/>
      <text:p text:style-name="P14"/>
      <text:p text:style-name="P14"/>
      <text:p text:style-name="P14">Note : To solve below queries use “sales” database</text:p>
      <text:p text:style-name="P14">1. <text:span text:style-name="T4">What is the 4 th column of the Customers table?</text:span></text:p>
      <text:p text:style-name="P14">2. What is another word for row? For column?</text:p>
      <text:p text:style-name="P14">3. Why isn’t it possible to see the first five rows of a table?</text:p>
      <text:p text:style-name="P14">4. Write a select command that produces the order number, amount,</text:p>
      <text:p text:style-name="P14">and date forall rows in the Orders table.</text:p>
      <text:p text:style-name="P14">5. Write a query that displays the Salespeople table with the</text:p>
      <text:p text:style-name="P14">columns in the following order: city, sname, snum, com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04:28:30.397263818</meta:creation-date>
    <meta:generator>LibreOffice/6.0.3.2$Linux_X86_64 LibreOffice_project/00m0$Build-2</meta:generator>
    <dc:date>2019-09-09T21:28:35.088596649</dc:date>
    <meta:editing-duration>PT1H17M42S</meta:editing-duration>
    <meta:editing-cycles>4</meta:editing-cycles>
    <meta:document-statistic meta:table-count="0" meta:image-count="0" meta:object-count="0" meta:page-count="2" meta:paragraph-count="51" meta:word-count="400" meta:character-count="2392" meta:non-whitespace-character-count="2017"/>
  </office:meta>
</office:document-meta>
</file>